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8519" officeooo:paragraph-rsid="00068519" style:font-weight-asian="bold" style:font-weight-complex="bold"/>
    </style:style>
    <style:style style:name="P2" style:family="paragraph" style:parent-style-name="Standard">
      <style:text-properties fo:font-weight="bold" officeooo:rsid="00074ad3" officeooo:paragraph-rsid="00074ad3" style:font-weight-asian="bold" style:font-weight-complex="bold"/>
    </style:style>
    <style:style style:name="P3" style:family="paragraph" style:parent-style-name="Standard">
      <style:text-properties fo:font-weight="bold" officeooo:rsid="0008aff4" officeooo:paragraph-rsid="0008aff4" style:font-weight-asian="bold" style:font-weight-complex="bold"/>
    </style:style>
    <style:style style:name="P4" style:family="paragraph" style:parent-style-name="Standard">
      <style:text-properties fo:font-weight="normal" officeooo:rsid="00068519" officeooo:paragraph-rsid="00068519" style:font-weight-asian="normal" style:font-weight-complex="normal"/>
    </style:style>
    <style:style style:name="P5" style:family="paragraph" style:parent-style-name="Standard">
      <style:text-properties fo:font-weight="normal" officeooo:rsid="00068519" officeooo:paragraph-rsid="00074ad3" style:font-weight-asian="normal" style:font-weight-complex="normal"/>
    </style:style>
    <style:style style:name="P6" style:family="paragraph" style:parent-style-name="Standard">
      <style:text-properties fo:font-weight="normal" officeooo:rsid="00068519" officeooo:paragraph-rsid="0008aff4" style:font-weight-asian="normal" style:font-weight-complex="normal"/>
    </style:style>
    <style:style style:name="P7" style:family="paragraph" style:parent-style-name="Standard">
      <style:text-properties fo:font-weight="normal" officeooo:rsid="00068519" officeooo:paragraph-rsid="000a4a62" style:font-weight-asian="normal" style:font-weight-complex="normal"/>
    </style:style>
    <style:style style:name="P8" style:family="paragraph" style:parent-style-name="Standard">
      <style:text-properties fo:font-weight="normal" officeooo:rsid="00074ad3" officeooo:paragraph-rsid="00074ad3" style:font-weight-asian="normal" style:font-weight-complex="normal"/>
    </style:style>
    <style:style style:name="P9" style:family="paragraph" style:parent-style-name="Standard">
      <style:text-properties fo:font-weight="normal" officeooo:rsid="0008aff4" officeooo:paragraph-rsid="0008aff4" style:font-weight-asian="normal" style:font-weight-complex="normal"/>
    </style:style>
    <style:style style:name="P10" style:family="paragraph" style:parent-style-name="Standard">
      <style:text-properties fo:font-weight="normal" officeooo:rsid="000a4a62" officeooo:paragraph-rsid="000a4a62" style:font-weight-asian="normal" style:font-weight-complex="normal"/>
    </style:style>
    <style:style style:name="P11" style:family="paragraph" style:parent-style-name="Standard">
      <style:text-properties fo:font-weight="normal" officeooo:rsid="000a4a62" officeooo:paragraph-rsid="0008aff4" style:font-weight-asian="normal" style:font-weight-complex="normal"/>
    </style:style>
    <style:style style:name="P12" style:family="paragraph" style:parent-style-name="Standard">
      <style:text-properties fo:font-weight="normal" officeooo:rsid="00068519" officeooo:paragraph-rsid="000df352" style:font-weight-asian="normal" style:font-weight-complex="normal"/>
    </style:style>
    <style:style style:name="T1" style:family="text">
      <style:text-properties officeooo:rsid="00074ad3"/>
    </style:style>
    <style:style style:name="T2" style:family="text">
      <style:text-properties officeooo:rsid="0008aff4"/>
    </style:style>
    <style:style style:name="T3" style:family="text">
      <style:text-properties officeooo:rsid="000a4a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c-sign-bitcoin-alpha</text:p>
      <text:p text:style-name="P1"/>
      <text:p text:style-name="P4">nodes: 3.783</text:p>
      <text:p text:style-name="P4">edges: 24.186</text:p>
      <text:p text:style-name="P4">percentage of positive edges: 93%</text:p>
      <text:p text:style-name="P4">positive edges: 22.651</text:p>
      <text:p text:style-name="P4">negative edges: 1.535</text:p>
      <text:p text:style-name="P4"/>
      <text:p text:style-name="P4">There are negative cycles.</text:p>
      <text:p text:style-name="P4"/>
      <text:p text:style-name="P4">This is who-trusts-whom network of people who trade using Bitcoin on a platform called Bitcoin Alpha (http://www.btcalpha.com/). Since Bitcoin users are anonymous, there is a need to maintain a record of users' reputation to prevent transactions with fraudulent and risky users. Members of Bitcoin Alpha rate other members in a scale of -10 (total distrust) to 10 (total trust) in steps of 1. This is the first explicit weighted signed directed network available for research.</text:p>
      <text:p text:style-name="P4"/>
      <text:p text:style-name="P4">Paper: <text:a xlink:type="simple" xlink:href="http://cs.stanford.edu/~srijan/pubs/wsn-icdm16.pdf" text:style-name="Internet_20_link" text:visited-style-name="Visited_20_Internet_20_Link">http://cs.stanford.edu/~srijan/pubs/wsn-icdm16.pdf</text:a></text:p>
      <text:p text:style-name="P4"/>
      <text:p text:style-name="P1">soc-sign-bitcoin-otc</text:p>
      <text:p text:style-name="P1"/>
      <text:p text:style-name="P4">nodes: 5.881</text:p>
      <text:p text:style-name="P4">edges: 35.592</text:p>
      <text:p text:style-name="P4">percentage of positive edges: 89%</text:p>
      <text:p text:style-name="P4">positive edges: 32.030</text:p>
      <text:p text:style-name="P4">negative edges: 3.562</text:p>
      <text:p text:style-name="P4"/>
      <text:p text:style-name="P5">There are negative cycles.</text:p>
      <text:p text:style-name="P5"/>
      <text:p text:style-name="P5">This is who-trusts-whom network of people who trade using Bitcoin on a platform called Bitcoin Alpha (http://www.btcalpha.com/). Since Bitcoin users are anonymous, there is a need to maintain a record of users' reputation to prevent transactions with fraudulent and risky users. Members of Bitcoin Alpha rate other members in a scale of -10 (total distrust) to 10 (total trust) in steps of 1. This is the first explicit weighted signed directed network available for research.</text:p>
      <text:p text:style-name="P5"/>
      <text:p text:style-name="P5">Paper: <text:a xlink:type="simple" xlink:href="http://cs.stanford.edu/~srijan/pubs/wsn-icdm16.pdf" text:style-name="Internet_20_link" text:visited-style-name="Visited_20_Internet_20_Link">http://cs.stanford.edu/~srijan/pubs/wsn-icdm16.pdf</text:a></text:p>
      <text:p text:style-name="P5"/>
      <text:p text:style-name="P2">soc-sign-Slashdot081106</text:p>
      <text:p text:style-name="P5"/>
      <text:p text:style-name="P5">nodes: <text:span text:style-name="T1">77.357</text:span></text:p>
      <text:p text:style-name="P5">edges: <text:span text:style-name="T1">516.575</text:span></text:p>
      <text:p text:style-name="P5">percentage of positive edges: 89%</text:p>
      <text:p text:style-name="P5">positive edges: <text:span text:style-name="T1">396.379</text:span></text:p>
      <text:p text:style-name="P5">negative edges: <text:span text:style-name="T1">120.196</text:span></text:p>
      <text:p text:style-name="P5"/>
      <text:p text:style-name="P5">There are negative cycles.</text:p>
      <text:p text:style-name="P5"/>
      <text:p text:style-name="P5">Slashdot is a technology-related news website know for its specific user community. The website features user-submitted and editor-evaluated current primarily technology oriented news. In 2002 Slashdot introduced the Slashdot Zoo feature which allows users to tag each other as friends or foes. The network cotains friend/foe links between the users of Slashdot. The network was obtained in November 2008.</text:p>
      <text:p text:style-name="P5"/>
      <text:p text:style-name="P8"><text:soft-page-break/>Paper: J. Leskovec, D. Huttenlocher, J. Kleinberg: Signed Networks in Social Media. 28th ACM Conference on Human Factors in Computing Systems (CHI), 2010.</text:p>
      <text:p text:style-name="P8"/>
      <text:p text:style-name="P3">soc-sign-epinions</text:p>
      <text:p text:style-name="P3"/>
      <text:p text:style-name="P6">nodes: 131.828</text:p>
      <text:p text:style-name="P6">edges: 841.372</text:p>
      <text:p text:style-name="P6">percentage of positive edges: <text:span text:style-name="T2">82</text:span>%</text:p>
      <text:p text:style-name="P6"/>
      <text:p text:style-name="P12">There are negative cycles.</text:p>
      <text:p text:style-name="P6"/>
      <text:p text:style-name="P6">This is who-trust-whom online social network of a a general consumer review site Epinions.com. Members of the site can decide whether to ''trust'' each other. All the trust relationships interact and form the Web of Trust which is then combined with review ratings to determine which reviews are shown to the user.</text:p>
      <text:p text:style-name="P6"/>
      <text:p text:style-name="P9">Paper: <text:a xlink:type="simple" xlink:href="http://cs.stanford.edu/people/jure/pubs/triads-chi10.pdf" text:style-name="Internet_20_link" text:visited-style-name="Visited_20_Internet_20_Link">http://cs.stanford.edu/people/jure/pubs/triads-chi10.pdf</text:a></text:p>
      <text:p text:style-name="P9"/>
      <text:p text:style-name="P11"/>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6T06:26:22.656036580</meta:creation-date>
    <dc:date>2020-12-30T12:54:39.333370106</dc:date>
    <meta:editing-duration>P1DT2H19M25S</meta:editing-duration>
    <meta:editing-cycles>4</meta:editing-cycles>
    <meta:generator>LibreOffice/6.4.6.2$Linux_X86_64 LibreOffice_project/40$Build-2</meta:generator>
    <meta:document-statistic meta:table-count="0" meta:image-count="0" meta:object-count="0" meta:page-count="2" meta:paragraph-count="34" meta:word-count="364" meta:character-count="2557" meta:non-whitespace-character-count="2227"/>
  </office:meta>
</office:document-meta>
</file>